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B" style:family="table-column">
      <style:table-column-properties style:column-width="0.86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B" style:family="table-column">
      <style:table-column-properties style:column-width="0.866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B" style:family="table-column">
      <style:table-column-properties style:column-width="0.866in" style:rel-column-width="819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1f136b" officeooo:paragraph-rsid="003837f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3701" officeooo:paragraph-rsid="003837f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2327" officeooo:paragraph-rsid="003837f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6821" officeooo:paragraph-rsid="003837f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8c4b" officeooo:paragraph-rsid="003837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2ef5" officeooo:paragraph-rsid="003837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2ef5" officeooo:paragraph-rsid="003969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18ec" officeooo:paragraph-rsid="003837f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825e" officeooo:paragraph-rsid="003837f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64100" officeooo:paragraph-rsid="003837f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947cd" officeooo:paragraph-rsid="003837f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ea419" officeooo:paragraph-rsid="003837f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9b87b" officeooo:paragraph-rsid="0039b8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e2e22" officeooo:paragraph-rsid="003e2e22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b3701" officeooo:paragraph-rsid="003837f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1b3701" officeooo:paragraph-rsid="003837f0"/>
    </style:style>
    <style:style style:name="P17" style:family="paragraph" style:parent-style-name="Table_20_Contents">
      <style:paragraph-properties fo:text-align="start" style:justify-single-word="false"/>
      <style:text-properties officeooo:rsid="0038ec32" officeooo:paragraph-rsid="003837f0"/>
    </style:style>
    <style:style style:name="P18" style:family="paragraph" style:parent-style-name="Table_20_Contents">
      <style:paragraph-properties fo:text-align="start" style:justify-single-word="false"/>
      <style:text-properties officeooo:rsid="0035ea06" officeooo:paragraph-rsid="003837f0"/>
    </style:style>
    <style:style style:name="P19" style:family="paragraph" style:parent-style-name="Table_20_Contents">
      <style:paragraph-properties fo:text-align="start" style:justify-single-word="false"/>
      <style:text-properties officeooo:rsid="003c45ad" officeooo:paragraph-rsid="003837f0"/>
    </style:style>
    <style:style style:name="P20" style:family="paragraph" style:parent-style-name="Table_20_Contents">
      <style:paragraph-properties fo:text-align="start" style:justify-single-word="false"/>
      <style:text-properties officeooo:rsid="0039699c" officeooo:paragraph-rsid="0039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144d" style:font-weight-asian="bold" style:font-weight-complex="bold"/>
    </style:style>
    <style:style style:name="T3" style:family="text">
      <style:text-properties fo:font-weight="bold" officeooo:rsid="0029eb2e" style:font-weight-asian="bold" style:font-weight-complex="bold"/>
    </style:style>
    <style:style style:name="T4" style:family="text">
      <style:text-properties fo:font-weight="bold" officeooo:rsid="003a0f87" style:font-weight-asian="bold" style:font-weight-complex="bold"/>
    </style:style>
    <style:style style:name="T5" style:family="text">
      <style:text-properties officeooo:rsid="001e942d"/>
    </style:style>
    <style:style style:name="T6" style:family="text">
      <style:text-properties officeooo:rsid="001f136b"/>
    </style:style>
    <style:style style:name="T7" style:family="text">
      <style:text-properties officeooo:rsid="001fb373"/>
    </style:style>
    <style:style style:name="T8" style:family="text">
      <style:text-properties officeooo:rsid="0021144d"/>
    </style:style>
    <style:style style:name="T9" style:family="text">
      <style:text-properties officeooo:rsid="0022f80c"/>
    </style:style>
    <style:style style:name="T10" style:family="text">
      <style:text-properties officeooo:rsid="002608f8"/>
    </style:style>
    <style:style style:name="T11" style:family="text">
      <style:text-properties officeooo:rsid="0027ef78"/>
    </style:style>
    <style:style style:name="T12" style:family="text">
      <style:text-properties officeooo:rsid="002984d2"/>
    </style:style>
    <style:style style:name="T13" style:family="text">
      <style:text-properties officeooo:rsid="0029eb2e"/>
    </style:style>
    <style:style style:name="T14" style:family="text">
      <style:text-properties officeooo:rsid="002b57a3"/>
    </style:style>
    <style:style style:name="T15" style:family="text">
      <style:text-properties officeooo:rsid="002bae68"/>
    </style:style>
    <style:style style:name="T16" style:family="text">
      <style:text-properties officeooo:rsid="003352ff"/>
    </style:style>
    <style:style style:name="T17" style:family="text">
      <style:text-properties officeooo:rsid="0034fe30"/>
    </style:style>
    <style:style style:name="T18" style:family="text">
      <style:text-properties officeooo:rsid="0038269d"/>
    </style:style>
    <style:style style:name="T19" style:family="text">
      <style:text-properties officeooo:rsid="0038ec32"/>
    </style:style>
    <style:style style:name="T20" style:family="text">
      <style:text-properties officeooo:rsid="0039699c"/>
    </style:style>
    <style:style style:name="T21" style:family="text">
      <style:text-properties officeooo:rsid="003a0f87"/>
    </style:style>
    <style:style style:name="T22" style:family="text">
      <style:text-properties officeooo:rsid="003c5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nock Lock Program documentation</text:p>
      <text:p text:style-name="P15"/>
      <text:p text:style-name="P2">The <text:span text:style-name="T18">inside </text:span>button will be on PORTB0. <text:s/><text:span text:style-name="T18">The outside button will be on PORTB1. <text:s/>The reset button will be on PORTB6 <text:s/>The inside button controls recording of a new knock sequence, while the outside button signals that someone wants to open the box. <text:s/>The reset button clears EEPROM and returns to the initial state with no knock stored. <text:s/></text:span>The locking solenoid will be on PORTB<text:span text:style-name="T18">2</text:span>. <text:s/><text:span text:style-name="T16">The green LED is on PORTB3 and the red LED is on PORTB4.</text:span> <text:s/>We want the button<text:span text:style-name="T18">s</text:span> to be an input (0) and the solenoid/<text:span text:style-name="T17">LEDS</text:span> to be an output (1), <text:s/>Thus, the<text:span text:style-name="T1"> DDRB</text:span> register should be set as 0x02:</text:p>
      <text:p text:style-name="P2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16">Bit 7</text:p>
          </table:table-cell>
          <table:table-cell table:style-name="Table1.A1" office:value-type="string">
            <text:p text:style-name="P16">Bit 6</text:p>
          </table:table-cell>
          <table:table-cell table:style-name="Table1.A1" office:value-type="string">
            <text:p text:style-name="P16">Bit 5</text:p>
          </table:table-cell>
          <table:table-cell table:style-name="Table1.A1" office:value-type="string">
            <text:p text:style-name="P16">Bit 4</text:p>
          </table:table-cell>
          <table:table-cell table:style-name="Table1.A1" office:value-type="string">
            <text:p text:style-name="P16">Bit 3</text:p>
          </table:table-cell>
          <table:table-cell table:style-name="Table1.A1" office:value-type="string">
            <text:p text:style-name="P16">Bit 2</text:p>
          </table:table-cell>
          <table:table-cell table:style-name="Table1.A1" office:value-type="string">
            <text:p text:style-name="P16">Bit 1</text:p>
          </table:table-cell>
          <table:table-cell table:style-name="Table1.H1" office:value-type="string">
            <text:p text:style-name="P16">Bit 0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7">0</text:p>
          </table:table-cell>
          <table:table-cell table:style-name="Table1.H2" office:value-type="string">
            <text:p text:style-name="P16">0</text:p>
          </table:table-cell>
        </table:table-row>
        <table:table-row>
          <table:table-cell table:style-name="Table1.A2" table:number-columns-spanned="4" office:value-type="string">
            <text:p text:style-name="P17">1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7">C</text:p>
          </table:table-cell>
          <table:covered-table-cell/>
          <table:covered-table-cell/>
          <table:covered-table-cell/>
        </table:table-row>
      </table:table>
      <text:p text:style-name="P2"/>
      <text:p text:style-name="P3">The button<text:span text:style-name="T19">s</text:span> <text:span text:style-name="T20">are active high, so no pull up resistors are needed</text:span>, and the solenoid must be initially off. <text:s text:c="2"/>The <text:span text:style-name="T1">PORTB </text:span>register looks like this when the solenoid is off:</text:p>
      <text:p text:style-name="P2"/>
      <table:table table:name="Table2" table:style-name="Table2">
        <table:table-column table:style-name="Table2.A"/>
        <table:table-column table:style-name="Table2.B" table:number-columns-repeated="7"/>
        <table:table-row>
          <table:table-cell table:style-name="Table2.A1" office:value-type="string">
            <text:p text:style-name="P16">Bit 7</text:p>
          </table:table-cell>
          <table:table-cell table:style-name="Table2.A1" office:value-type="string">
            <text:p text:style-name="P16">Bit 6</text:p>
          </table:table-cell>
          <table:table-cell table:style-name="Table2.A1" office:value-type="string">
            <text:p text:style-name="P16">Bit 5</text:p>
          </table:table-cell>
          <table:table-cell table:style-name="Table2.A1" office:value-type="string">
            <text:p text:style-name="P16">Bit 4</text:p>
          </table:table-cell>
          <table:table-cell table:style-name="Table2.A1" office:value-type="string">
            <text:p text:style-name="P16">Bit 3</text:p>
          </table:table-cell>
          <table:table-cell table:style-name="Table2.A1" office:value-type="string">
            <text:p text:style-name="P16">Bit 2</text:p>
          </table:table-cell>
          <table:table-cell table:style-name="Table2.A1" office:value-type="string">
            <text:p text:style-name="P16">Bit 1</text:p>
          </table:table-cell>
          <table:table-cell table:style-name="Table2.H1" office:value-type="string">
            <text:p text:style-name="P16">Bit 0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20">0</text:p>
          </table:table-cell>
          <table:table-cell table:style-name="Table2.H2" office:value-type="string">
            <text:p text:style-name="P20">0</text:p>
          </table:table-cell>
        </table:table-row>
        <table:table-row>
          <table:table-cell table:style-name="Table2.A2" table:number-columns-spanned="4" office:value-type="string">
            <text:p text:style-name="P16">0</text:p>
          </table:table-cell>
          <table:covered-table-cell/>
          <table:covered-table-cell/>
          <table:covered-table-cell/>
          <table:table-cell table:style-name="Table2.H2" table:number-columns-spanned="4" office:value-type="string">
            <text:p text:style-name="P20">0</text:p>
          </table:table-cell>
          <table:covered-table-cell/>
          <table:covered-table-cell/>
          <table:covered-table-cell/>
        </table:table-row>
      </table:table>
      <text:p text:style-name="P2"/>
      <text:p text:style-name="P3">Similarly, when the solenoid is on, the<text:span text:style-name="T1"> PORTB </text:span>register looks like this:</text:p>
      <text:p text:style-name="P2"/>
      <table:table table:name="Table3" table:style-name="Table3">
        <table:table-column table:style-name="Table3.A"/>
        <table:table-column table:style-name="Table3.B" table:number-columns-repeated="7"/>
        <table:table-row>
          <table:table-cell table:style-name="Table3.A1" office:value-type="string">
            <text:p text:style-name="P16">Bit 7</text:p>
          </table:table-cell>
          <table:table-cell table:style-name="Table3.A1" office:value-type="string">
            <text:p text:style-name="P16">Bit 6</text:p>
          </table:table-cell>
          <table:table-cell table:style-name="Table3.A1" office:value-type="string">
            <text:p text:style-name="P16">Bit 5</text:p>
          </table:table-cell>
          <table:table-cell table:style-name="Table3.A1" office:value-type="string">
            <text:p text:style-name="P16">Bit 4</text:p>
          </table:table-cell>
          <table:table-cell table:style-name="Table3.A1" office:value-type="string">
            <text:p text:style-name="P16">Bit 3</text:p>
          </table:table-cell>
          <table:table-cell table:style-name="Table3.A1" office:value-type="string">
            <text:p text:style-name="P16">Bit 2</text:p>
          </table:table-cell>
          <table:table-cell table:style-name="Table3.A1" office:value-type="string">
            <text:p text:style-name="P16">Bit 1</text:p>
          </table:table-cell>
          <table:table-cell table:style-name="Table3.H1" office:value-type="string">
            <text:p text:style-name="P16">Bit 0</text:p>
          </table:table-cell>
        </table:table-row>
        <table:table-row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20">0</text:p>
          </table:table-cell>
          <table:table-cell table:style-name="Table3.H2" office:value-type="string">
            <text:p text:style-name="P20">0</text:p>
          </table:table-cell>
        </table:table-row>
        <table:table-row>
          <table:table-cell table:style-name="Table3.A2" table:number-columns-spanned="4" office:value-type="string">
            <text:p text:style-name="P16">0</text:p>
          </table:table-cell>
          <table:covered-table-cell/>
          <table:covered-table-cell/>
          <table:covered-table-cell/>
          <table:table-cell table:style-name="Table3.H2" table:number-columns-spanned="4" office:value-type="string">
            <text:p text:style-name="P20">4</text:p>
          </table:table-cell>
          <table:covered-table-cell/>
          <table:covered-table-cell/>
          <table:covered-table-cell/>
        </table:table-row>
      </table:table>
      <text:p text:style-name="P2"/>
      <text:p text:style-name="P4">The <text:span text:style-name="T1">PINB </text:span>register holds the current state of the ports. <text:s/>In this case, when <text:span text:style-name="T19">the inside button is pressed, bit 0 will be a 1. <text:s/>When the outside button is pressed, bit 1 will be a 1. <text:s/>When the reset button is pressed, bit 6 will be a 1. <text:s/>All buttons are active high.</text:span></text:p>
      <text:p text:style-name="P4"/>
      <text:p text:style-name="P13">In the <text:span text:style-name="T1">CLKPR </text:span>register, set the <text:span text:style-name="T1">CLKPCE</text:span> bit. <text:s/>Immediately after, set the <text:span text:style-name="T1">CLKPR</text:span> register to 0. <text:s/>This changes the clock divisor to 1, giving us a 8MHz internal clock.</text:p>
      <text:p text:style-name="P4"/>
      <text:p text:style-name="P5">For the timer, we need to set the CTC bit in the <text:span text:style-name="T1">TCCR0A </text:span>register. <text:s/>This will clear the timer and restart it every time the timer reaches the value we want. <text:s/><text:span text:style-name="T20">This allows us to interrupt every 1ms.</text:span></text:p>
      <text:p text:style-name="P6"/>
      <text:p text:style-name="P6">Setting the <text:span text:style-name="T1">OCR0A</text:span> <text:span text:style-name="T6">(compare) </text:span>register to 1<text:span text:style-name="T14">2</text:span>5 makes the timer generate an interrupt every 1ms. <text:s/><text:span text:style-name="T5">Can use this site here to calculate the ticks: </text:span><text:a xlink:type="simple" xlink:href="http://eleccelerator.com/avr-timer-calculator"><text:span text:style-name="T5">http://eleccelerator.com/avr-timer-calculator</text:span></text:a></text:p>
      <text:p text:style-name="P6"/>
      <text:p text:style-name="P1">To enable an interrupt every time our compare value is met, we need to set bit OCIE0<text:span text:style-name="T7">A</text:span> in the <text:span text:style-name="T1">TIMSK0</text:span> register. <text:s/><text:span text:style-name="T8">We also need to include the &lt;avr/interrupt.h&gt; library and use the </text:span><text:span text:style-name="T2">sei()</text:span><text:span text:style-name="T8"> function to enable global interrupts. <text:s/>Use </text:span><text:span text:style-name="T4">cli()</text:span><text:span text:style-name="T21"> to disable global interrupts.</text:span></text:p>
      <text:p text:style-name="P1"/>
      <text:p text:style-name="P7">We then need to set the pre-scaler to <text:span text:style-name="T14">64</text:span> in the <text:span text:style-name="T1">TCCR0B</text:span> register. To do this, we set CS0<text:span text:style-name="T15">1</text:span> and CS00 to a 1. <text:s/>This starts the c<text:span text:style-name="T20">ounter</text:span>, <text:span text:style-name="T20">so set it last</text:span>.</text:p>
      <text:p text:style-name="P1"><text:soft-page-break/></text:p>
      <text:p text:style-name="P8">The <text:span text:style-name="T1">ISR()</text:span> function is the interrupt service routine. <text:s/>This is what is used to increment the counter for how many milliseconds we are currently at. <text:s/><text:span text:style-name="T9">We need to use TIMER0_COMPA_vect in the ISR() to check for the interrupt.</text:span></text:p>
      <text:p text:style-name="P8"/>
      <text:p text:style-name="P9">Currently, <text:span text:style-name="T10">the maximum number of knocks is 100. <text:s/>That could change, though. <text:s/>The function that compares the two knock sequences to unlock the door has a threshold of 200ms on each side of the stored value currently. <text:s/>This gives the user a 400ms window to input each of the knocks in the sequence.</text:span></text:p>
      <text:p text:style-name="P1"/>
      <text:p text:style-name="P10">Use the <text:span text:style-name="T1">ADMUX</text:span> register to setup the A to D converter reference voltage and choose the correct signal. <text:s/>I'm using <text:span text:style-name="T22">ADC</text:span> 5 currently and we need to set bit 6 to a 1 and bits <text:span text:style-name="T11">2</text:span> and <text:span text:style-name="T11">0</text:span> to a 1 for channel 5.</text:p>
      <text:p text:style-name="P10"/>
      <text:p text:style-name="P11">Next, <text:span text:style-name="T22">I </text:span>need <text:span text:style-name="T1">ADCSRA </text:span>register. <text:s/>The ADC uses interrupts, so we set that here. <text:s/>We need to set ADEN, which enables the ADC. <text:s/>Also need to set the ADIE bit to enable interrupts from the ADC. <text:span text:style-name="T12">We then need to set the pre-scalar value to the max of 128. <text:s/>To do this, set ADPS0-2. <text:s/></text:span></text:p>
      <text:p text:style-name="P11"/>
      <text:p text:style-name="P11"><text:span text:style-name="T12">Final thing we need is to disable digital input buffer in the </text:span><text:span text:style-name="T3">DIDR0 </text:span><text:span text:style-name="T13">register. <text:s/>To do this, set the ADC5D bit in the register.</text:span></text:p>
      <text:p text:style-name="P11"/>
      <text:p text:style-name="P14">At startup, the outside button will open the solenoid for 5 seconds. <text:s/>The inside button will program a knock sequence. <text:s/>Once the knock sequence has been confirmed, the sequence will be written to eeprom and the box will lock. <text:s/>Pressing the outside button will now wait for the knock sequence to be entered. <text:s/>If the sequence matches, the solenoid opens for 5 seconds. <text:s/>Pressing the inside button will again record a new knock sequence in the same way it did before.</text:p>
      <text:p text:style-name="P14"/>
      <text:p text:style-name="P14">Pressing the reset button erases eeprom and resets the program back to its initial state. <text:s/>The outside button will open the door again for 5 seconds and the inside button will program a new knock. <text:s/>The reset button is located inside, so people cannot use it to break into the box.</text:p>
      <text:p text:style-name="P12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8:40:25.475000000</meta:creation-date>
    <dc:date>2014-11-10T00:15:36.550931171</dc:date>
    <meta:editing-duration>PT9H19M26S</meta:editing-duration>
    <meta:editing-cycles>35</meta:editing-cycles>
    <meta:generator>LibreOffice/4.2.6.3$Linux_X86_64 LibreOffice_project/420m0$Build-3</meta:generator>
    <dc:creator>sean </dc:creator>
    <meta:document-statistic meta:table-count="3" meta:image-count="0" meta:object-count="0" meta:page-count="2" meta:paragraph-count="71" meta:word-count="795" meta:character-count="4055" meta:non-whitespace-character-count="3289"/>
  </office:meta>
</office:document-meta>
</file>